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4.683cm" svg:x2="18.907cm" svg:y2="4.556cm">
          <text:p/>
        </draw:line>
        <draw:frame draw:style-name="gr2" draw:text-style-name="P2" draw:layer="layout" svg:width="16.002cm" svg:height="1.673cm" svg:x="2.016cm" svg:y="2.629cm">
          <draw:text-box>
            <text:p>On form submission, Browser sends the server a POST request</text:p>
          </draw:text-box>
        </draw:frame>
        <draw:line draw:style-name="gr1" draw:text-style-name="P3" draw:layer="layout" svg:x1="18.145cm" svg:y1="12.43cm" svg:x2="2.016cm" svg:y2="12.43cm">
          <text:p/>
        </draw:line>
        <draw:frame draw:style-name="gr3" draw:text-style-name="P2" draw:layer="layout" svg:width="16.256cm" svg:height="1.143cm" svg:x="2.143cm" svg:y="11.16cm">
          <draw:text-box>
            <text:p>Server responds with 201 status (fulfilled and created) </text:p>
          </draw:text-box>
        </draw:frame>
        <draw:frame draw:style-name="gr4" draw:text-style-name="P2" draw:layer="layout" svg:width="16.764cm" svg:height="3.806cm" svg:x="2.143cm" svg:y="5.068cm">
          <draw:text-box>
            <text:p><text:span text:style-name="T1">Meanwhile, Javascript code in the browser contains an event handler that prevents redirect, adds the note and re-renders the page. Becaus</text:span>e the new note is sent to the server via HTTP POST request of content-type JSON, the data is parsed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20:17:37.324014530</meta:creation-date>
    <dc:date>2020-05-02T22:42:44.074976374</dc:date>
    <meta:editing-duration>PT7M44S</meta:editing-duration>
    <meta:editing-cycles>3</meta:editing-cycles>
    <meta:generator>LibreOffice/6.4.2.2$Linux_X86_64 LibreOffice_project/40$Build-2</meta:generator>
    <meta:document-statistic meta:object-count="5"/>
  </office:meta>
</office:document-meta>
</file>